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style:font-name="Calibri" fo:font-size="12pt" style:font-size-asian="12pt" style:font-size-complex="12pt"/>
    </style:style>
    <style:style style:name="P2" style:family="paragraph" style:parent-style-name="Heading_20_1">
      <style:text-properties style:font-name="Calibri" fo:font-size="12pt" fo:language="es" fo:country="ES" style:font-size-asian="12pt" style:font-size-complex="12pt"/>
    </style:style>
    <style:style style:name="P3" style:family="paragraph" style:parent-style-name="Text_20_body">
      <style:text-properties style:font-name="Calibri" officeooo:rsid="00014fab" officeooo:paragraph-rsid="00014fab"/>
    </style:style>
    <style:style style:name="P4" style:family="paragraph" style:parent-style-name="Text_20_body">
      <style:text-properties style:font-name="Calibri" fo:language="es" fo:country="ES"/>
    </style:style>
    <style:style style:name="P5" style:family="paragraph" style:parent-style-name="Text_20_body">
      <style:paragraph-properties fo:text-align="justify" style:justify-single-word="false"/>
      <style:text-properties style:font-name="Calibri" fo:language="es" fo:country="ES"/>
    </style:style>
    <style:style style:name="P6" style:family="paragraph" style:parent-style-name="Text_20_body">
      <style:text-properties style:font-name="Calibri" fo:font-weight="bold" officeooo:rsid="00014fab" officeooo:paragraph-rsid="00014fab" style:font-weight-asian="bold" style:font-weight-complex="bold"/>
    </style:style>
    <style:style style:name="P7" style:family="paragraph" style:parent-style-name="Text_20_body">
      <style:text-properties style:font-name="Calibri" fo:font-size="12pt" style:font-size-asian="12pt" style:font-size-complex="12pt"/>
    </style:style>
    <style:style style:name="P8" style:family="paragraph" style:parent-style-name="Text_20_body">
      <style:paragraph-properties fo:text-align="justify" style:justify-single-word="false"/>
      <style:text-properties fo:language="es" fo:country="ES" officeooo:paragraph-rsid="00014fab"/>
    </style:style>
    <style:style style:name="P9" style:family="paragraph" style:parent-style-name="Standard">
      <style:text-properties style:font-name="Calibri"/>
    </style:style>
    <style:style style:name="P10" style:family="paragraph" style:parent-style-name="Standard">
      <style:text-properties style:font-name="Calibri" fo:language="es" fo:country="ES"/>
    </style:style>
    <style:style style:name="P11" style:family="paragraph" style:parent-style-name="Heading_20_3">
      <style:text-properties style:font-name="Calibri"/>
    </style:style>
    <style:style style:name="T1" style:family="text">
      <style:text-properties style:font-name="Calibri" fo:font-size="12pt" style:font-size-asian="12pt" style:font-size-complex="12pt"/>
    </style:style>
    <style:style style:name="T2" style:family="text">
      <style:text-properties style:font-name="Calibri" fo:font-size="12pt" officeooo:rsid="00014fab" style:font-size-asian="12pt" style:font-size-complex="12pt"/>
    </style:style>
    <style:style style:name="T3" style:family="text">
      <style:text-properties style:font-name="Calibr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3">David Livingstone</text:h>
      <text:p text:style-name="P8"><text:span text:style-name="T3">David Livingstone </text:span><text:span text:style-name="T2">(Blantyre, Escocia; 19 de marzo del 1813 - Chitambo, Zambia; 1 de mayo de 1873) fue un médico, explorador y misionero británico, una de las mayores figuras de la historia de la exploración. Mediante observaciones astronómicas, estableció situaciones correctas en la cartografía africana y realizó informes de botánica, geología y zoología. También se distinguió por su lucha contra la esclavitud. Por todo ello, en la Gran Bretaña victoriana fue considerado un héroe nacional. </text:span></text:p>
      <text:p text:style-name="P5">Procedente de una familia pobre, sacó adelante sus estudios de Medicina en la Universidad de Glasgow y se enroló en la Sociedad Misionera de Londres movido por sentimientos religiosos (fue ordenado sacerdote protestante en 1840). </text:p>
      <text:p text:style-name="P5">A petición propia, fue destinado al sur de África en 1841. Desde allí se adentró hacia el norte en la actual Botswana, predicando la religión cristiana y explorando territorios desconocidos en medio de graves peligros. En 1852-54 atravesó el desierto de Kalahari hasta conectar El Cabo con Luanda, capital de la colonia portuguesa de Angola; desde allí, rechazando las invitaciones para que regresara a Inglaterra y, a pesar de sus problemas de salud, inició una nueva travesía del Atlántico al Índico, uniendo Angola con Mozambique a través del río Zambeze (1854-56). </text:p>
      <text:p text:style-name="P5">Durante su posterior estancia en Inglaterra fue premiado y recibido por la reina, convirtiéndose en un héroe popular. Sus escritos y conferencias despertaron el interés por el misterioso continente africano en todo el mundo, incitando a la posterior carrera colonial por el reparto de su dominio entre las potencias europeas; no obstante, las intenciones del propio Livingstone fueron siempre pacíficas, impulsando el conocimiento científico del continente, el establecimiento de relaciones amistosas con los pueblos indígenas y la erradicación de la esclavitud. </text:p>
      <text:p text:style-name="P5">El gobierno británico financió un segundo viaje para explorar el Zambeze como vía de penetración hacia el interior de África en 1858-64; pero las múltiples cataratas que descubrió frustraron el proyecto. Un tercer viaje, financiado por la Real Sociedad Geográfica en 1865-73, le llevó a explorar las regiones en torno a los lagos Nyasa y Tanganika. </text:p>
      <text:p text:style-name="P5">En 1871 circuló en Occidente la noticia de que Livingstone se había perdido y dos periódicos enviaron en su búsqueda a Henry Stanley; éste se internó en el África oriental y encontró a Livingstone en Ujiji, a orillas del lago Tanganika. Pero no consiguió convencerle para que regresara y, tras aprovisionarle, ambos se separaron en 1872. Mientras Stanley continuaba su exploración por el río Congo, Livingstone siguió su camino y falleció un año más tarde de muerte natural.</text:p>
      <text:p text:style-name="P10"><text:span text:style-name="Strong_20_Emphasis">Cómo citar este artículo:</text:span><text:line-break/>Ruiza, M., Fernández, T. y Tamaro, E. (2004). <text:bookmark text:name="perscita"/>Biografia de David Livingstone. En <text:span text:style-name="Emphasis">Biografías y Vidas. La enciclopedia biográfica en línea</text:span>. Barcelona (España). Recuperado de <text:bookmark text:name="urlcita"/><text:a xlink:type="simple" xlink:href="https://www.biografiasyvidas.com/biografia/l/livingstone.htm" text:style-name="Internet_20_link" text:visited-style-name="Visited_20_Internet_20_Link">https://www.biografiasyvidas.com/biografia/l/livingstone.htm</text:a> el 2 de junio de 2020. </text:p>
      <text:p text:style-name="P4"/>
      <text:p text:style-name="P3"><text:soft-page-break/>Enlaces:</text:p>
      <text:p text:style-name="P6">Wiki</text:p>
      <text:p text:style-name="P3"><text:a xlink:type="simple" xlink:href="https://es.wikipedia.org/wiki/David_Livingstone" text:style-name="Internet_20_link" text:visited-style-name="Visited_20_Internet_20_Link">https://es.wikipedia.org/wiki/David_Livingstone</text:a></text:p>
      <text:p text:style-name="P6">National Geographic</text:p>
      <text:p text:style-name="P3"><text:a xlink:type="simple" xlink:href="https://historia.nationalgeographic.com.es/a/david-livingstone-medico-misionero-y-explorador_7130/1" text:style-name="Internet_20_link" text:visited-style-name="Visited_20_Internet_20_Link">https://historia.nationalgeographic.com.es/a/david-livingstone-medico-misionero-y-explorador_7130/1</text:a></text:p>
      <text:h text:style-name="P1" text:outline-level="1"><text:bookmark text:name="articulo-titulo"/>El Doctor Livingstone, por supuesto</text:h>
      <text:p text:style-name="P9"><text:a xlink:type="simple" xlink:href="https://elpais.com/elpais/2013/03/19/africa_no_es_un_pais/1363678200_136367.html" text:style-name="Internet_20_link" text:visited-style-name="Visited_20_Internet_20_Link">https://elpais.com/elpais/2013/03/19/africa_no_es_un_pais/1363678200_136367.html</text:a></text:p>
      <text:h text:style-name="P2" text:outline-level="1">Tras los pasos de Livingstone</text:h>
      <text:p text:style-name="P7"><text:a xlink:type="simple" xlink:href="http://www.rutas10.com/tras-pasos-livingstone.html" text:style-name="Internet_20_link" text:visited-style-name="Visited_20_Internet_20_Link">http://www.rutas10.com/tras-pasos-livingstone.html</text:a></text:p>
      <text:p text:style-name="P7"/>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5.2$Windows_x86 LibreOffice_project/90f8dcf33c87b3705e78202e3df5142b201bd805</meta:generator>
    <dc:date>2020-06-02T13:56:12.519000000</dc:date>
    <meta:editing-duration>PT8M35S</meta:editing-duration>
    <meta:editing-cycles>3</meta:editing-cycles>
    <meta:document-statistic meta:table-count="0" meta:image-count="0" meta:object-count="0" meta:page-count="2" meta:paragraph-count="17" meta:word-count="472" meta:character-count="3350" meta:non-whitespace-character-count="2889"/>
  </office:meta>
</office:document-meta>
</file>